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2.70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165cm" fo:min-width="15.51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4.90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24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8.80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41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9.82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Fira Mono for Powerline" fo:font-size="9pt" style:font-size-asian="9pt" style:font-size-complex="9pt"/>
    </style:style>
    <style:style style:name="P5" style:family="paragraph">
      <loext:graphic-properties draw:fill="none"/>
      <style:paragraph-properties fo:text-align="start" style:writing-mode="lr-tb"/>
      <style:text-properties style:font-name="Fira Mono for Powerlin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style:font-name="Fira Mono for Powerline" fo:font-size="8pt" style:font-size-asian="8pt" style:font-size-complex="8pt"/>
    </style:style>
    <style:style style:name="T1" style:family="text">
      <style:text-properties fo:color="#000000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Fira Mono for Powerline" fo:font-size="9pt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style:font-name="Fira Mono for Powerline" fo:font-size="9pt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style:font-name="Fira Mono for Powerline" fo:font-size="8pt" fo:font-weight="bold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000000" loext:opacity="100%" style:font-name="Fira Mono for Powerline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3465a4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433cm" svg:x="2.004cm" svg:y="1.522cm">
          <draw:text-box>
            <text:p text:style-name="P3"><text:span text:style-name="T1">Tiago Rinaldi | 27/01/1988 | São Paulo, SP, Brazil | +551498114 5355 | trinaldi@gmail.com</text:span></text:p>
          </draw:text-box>
        </draw:frame>
        <draw:frame draw:style-name="gr4" draw:text-style-name="P4" draw:layer="layout" svg:width="7.813cm" svg:height="0.433cm" svg:x="2.004cm" svg:y="2.271cm">
          <draw:text-box>
            <text:p text:style-name="P3"><text:span text:style-name="T2">[tiago@tiago-linuxbox:~]$</text:span><text:span text:style-name="T3"> ls -l | grep ^-</text:span></text:p>
          </draw:text-box>
        </draw:frame>
        <draw:frame draw:style-name="gr5" draw:text-style-name="P4" draw:layer="layout" svg:width="10.099cm" svg:height="0.433cm" svg:x="2.004cm" svg:y="2.866cm">
          <draw:text-box>
            <text:p text:style-name="P3"><text:span text:style-name="T1">-rw-rw-r-- <text:s/>1 tiago tiago <text:s text:c="2"/>88 <text:s/>Fev 22 20:18 contact </text:span></text:p>
          </draw:text-box>
        </draw:frame>
        <draw:frame draw:style-name="gr6" draw:text-style-name="P4" draw:layer="layout" svg:width="10.289cm" svg:height="0.433cm" svg:x="2.004cm" svg:y="3.282cm">
          <draw:text-box>
            <text:p text:style-name="P3"><text:span text:style-name="T1">-rw-rw-r-- <text:s/>1 tiago tiago <text:s/>138 Fev 22 20:11 education </text:span></text:p>
          </draw:text-box>
        </draw:frame>
        <draw:frame draw:style-name="gr7" draw:text-style-name="P4" draw:layer="layout" svg:width="11.432cm" svg:height="0.433cm" svg:x="2.004cm" svg:y="3.688cm">
          <draw:text-box>
            <text:p text:style-name="P3"><text:span text:style-name="T1">-rw-rw-r-- <text:s/>1 tiago tiago <text:s/>120 Fev 22 20:09 personal_skills </text:span></text:p>
          </draw:text-box>
        </draw:frame>
        <draw:frame draw:style-name="gr8" draw:text-style-name="P4" draw:layer="layout" svg:width="9.718cm" svg:height="0.433cm" svg:x="2.004cm" svg:y="4.097cm">
          <draw:text-box>
            <text:p text:style-name="P3"><text:span text:style-name="T1">-rw-rw-r-- <text:s/>1 tiago tiago <text:s/>166 Fev 22 20:12 skills </text:span></text:p>
          </draw:text-box>
        </draw:frame>
        <draw:frame draw:style-name="gr7" draw:text-style-name="P4" draw:layer="layout" svg:width="11.432cm" svg:height="0.433cm" svg:x="2.004cm" svg:y="4.51cm">
          <draw:text-box>
            <text:p text:style-name="P3"><text:span text:style-name="T1">-rw-rw-r-- <text:s/>1 tiago tiago <text:s/>364 Fev 22 20:04 work_experience </text:span></text:p>
          </draw:text-box>
        </draw:frame>
        <draw:frame draw:style-name="gr9" draw:text-style-name="P4" draw:layer="layout" svg:width="8.766cm" svg:height="0.433cm" svg:x="1.983cm" svg:y="5.302cm">
          <draw:text-box>
            <text:p text:style-name="P3"><text:span text:style-name="T2">[tiago@tiago-linuxbox:~]$</text:span><text:span text:style-name="T3"> more work_experience</text:span></text:p>
          </draw:text-box>
        </draw:frame>
        <draw:frame draw:style-name="gr10" draw:text-style-name="P5" draw:layer="layout" svg:width="5.759cm" svg:height="0.391cm" svg:x="1.983cm" svg:y="5.883cm">
          <draw:text-box>
            <text:p text:style-name="P3"><text:span text:style-name="T4">2013 - 2014 <text:s/>Computar Sistemas </text:span></text:p>
          </draw:text-box>
        </draw:frame>
        <draw:frame draw:style-name="gr11" draw:text-style-name="P6" draw:layer="layout" svg:width="2.034cm" svg:height="0.391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91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91cm" svg:x="4.523cm" svg:y="6.628cm">
          <draw:text-box>
            <text:p text:style-name="P3"><text:span text:style-name="T5">Porting old FOXPRO code to C# using WPF/XAML/WebApi/Tests <text:s/></text:span></text:p>
          </draw:text-box>
        </draw:frame>
        <draw:frame draw:style-name="gr11" draw:text-style-name="P6" draw:layer="layout" svg:width="2.034cm" svg:height="0.391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6" draw:layer="layout" svg:width="12.702cm" svg:height="1.561cm" svg:x="4.484cm" svg:y="7.637cm">
          <draw:text-box>
            <text:p text:style-name="P3"><text:span text:style-name="T5">Full stack web developer. Frontend and Backend development using</text:span></text:p>
            <text:p text:style-name="P3"><text:span text:style-name="T5">Programming languagues such as PHP, Ruby [on Rails], JavaScript</text:span></text:p>
            <text:p text:style-name="P3"><text:span text:style-name="T5">(AngularJS 1.4, jQuery), GO.</text:span></text:p>
            <text:p text:style-name="P3"><text:span text:style-name="T5">Plugin and Theme development/maintenance for WordPress, server maintenance.</text:span></text:p>
          </draw:text-box>
        </draw:frame>
        <draw:frame draw:style-name="gr15" draw:text-style-name="P4" draw:layer="layout" svg:width="6.861cm" svg:height="0.433cm" svg:x="2.004cm" svg:y="19.317cm">
          <draw:text-box>
            <text:p text:style-name="P3"><text:span text:style-name="T2">[tiago@tiago-linuxbox:~]$</text:span><text:span text:style-name="T3"> cat </text:span><text:span text:style-name="T3">skills</text:span></text:p>
          </draw:text-box>
        </draw:frame>
        <draw:frame draw:style-name="gr16" draw:text-style-name="P4" draw:layer="layout" svg:width="10.67cm" svg:height="0.433cm" svg:x="2.004cm" svg:y="19.837cm">
          <draw:text-box>
            <text:p text:style-name="P3"><text:span text:style-name="T1">Vanilla JavaScript (ES6+), React, jQuery HTML(5), </text:span><text:span text:style-name="T1">CSS(3)</text:span></text:p>
          </draw:text-box>
        </draw:frame>
        <draw:frame draw:style-name="gr17" draw:text-style-name="P4" draw:layer="layout" svg:width="15.814cm" svg:height="0.433cm" svg:x="2.004cm" svg:y="20.211cm">
          <draw:text-box>
            <text:p text:style-name="P3"><text:span text:style-name="T1">AWS, Linux, MSSQL, MySQL, PostgreSQL, WordPress, </text:span><text:span text:style-name="T1">Python, PHP, Go, Ruby [on Rails]</text:span></text:p>
          </draw:text-box>
        </draw:frame>
        <draw:frame draw:style-name="gr18" draw:text-style-name="P4" draw:layer="layout" svg:width="15.433cm" svg:height="0.433cm" svg:x="2.004cm" svg:y="20.589cm">
          <draw:text-box>
            <text:p text:style-name="P3"><text:span text:style-name="T1">NodeJS, NextJS, Email </text:span><text:span text:style-name="T1">Marketing, Vi(Vim), Regular </text:span><text:span text:style-name="T1">expressions</text:span></text:p>
          </draw:text-box>
        </draw:frame>
        <draw:frame draw:style-name="gr19" draw:text-style-name="P4" draw:layer="layout" svg:width="8.575cm" svg:height="0.433cm" svg:x="2.004cm" svg:y="21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433cm" svg:x="2.004cm" svg:y="21.63cm">
          <draw:text-box>
            <text:p text:style-name="P3"><text:span text:style-name="T1">Other languages: <text:s text:c="2"/>English(Advanced), </text:span><text:span text:style-name="T1">Spanish(Intermediate), German (Reading - </text:span><text:span text:style-name="T1">Beginner) </text:span></text:p>
          </draw:text-box>
        </draw:frame>
        <draw:frame draw:style-name="gr20" draw:text-style-name="P4" draw:layer="layout" svg:width="5.337cm" svg:height="0.433cm" svg:x="2.004cm" svg:y="22.024cm">
          <draw:text-box>
            <text:p text:style-name="P3"><text:span text:style-name="T1">Official Microsoft Courses: </text:span></text:p>
          </draw:text-box>
        </draw:frame>
        <draw:frame draw:style-name="gr21" draw:text-style-name="P4" draw:layer="layout" svg:width="9.146cm" svg:height="0.433cm" svg:x="3.274cm" svg:y="22.395cm">
          <draw:text-box>
            <text:p text:style-name="P3"><text:span text:style-name="T1">10266 | Programming C# </text:span><text:span text:style-name="T1">With Visual Studio 2010; </text:span></text:p>
          </draw:text-box>
        </draw:frame>
        <draw:frame draw:style-name="gr22" draw:text-style-name="P4" draw:layer="layout" svg:width="13.909cm" svg:height="0.433cm" svg:x="3.274cm" svg:y="22.769cm">
          <draw:text-box>
            <text:p text:style-name="P3"><text:span text:style-name="T1">10267 | Introduction to Web Development </text:span><text:span text:style-name="T1">with Microsoft Visual Studio 2010</text:span></text:p>
          </draw:text-box>
        </draw:frame>
        <draw:frame draw:style-name="gr23" draw:text-style-name="P4" draw:layer="layout" svg:width="0.383cm" svg:height="0.433cm" svg:x="2.004cm" svg:y="23.142cm">
          <draw:text-box>
            <text:p text:style-name="P3"><text:span text:style-name="T1"><text:s text:c="2"/></text:span></text:p>
          </draw:text-box>
        </draw:frame>
        <draw:frame draw:style-name="gr24" draw:text-style-name="P4" draw:layer="layout" svg:width="8.003cm" svg:height="0.433cm" svg:x="3.274cm" svg:y="23.142cm">
          <draw:text-box>
            <text:p text:style-name="P3"><text:span text:style-name="T1">10774 | Querying Microsoft SQL Server 2012</text:span></text:p>
          </draw:text-box>
        </draw:frame>
        <draw:frame draw:style-name="gr25" draw:text-style-name="P4" draw:layer="layout" svg:width="10.861cm" svg:height="0.433cm" svg:x="3.274cm" svg:y="23.513cm">
          <draw:text-box>
            <text:p text:style-name="P3"><text:span text:style-name="T1">10775 | Administering Microsoft SQL Server </text:span><text:span text:style-name="T1">2012 Databases</text:span></text:p>
          </draw:text-box>
        </draw:frame>
        <draw:frame draw:style-name="gr19" draw:text-style-name="P4" draw:layer="layout" svg:width="8.575cm" svg:height="0.433cm" svg:x="3.274cm" svg:y="23.887cm">
          <draw:text-box>
            <text:p text:style-name="P3"><text:span text:style-name="T1">10778 | Implementing <text:s/>Data Models </text:span><text:span text:style-name="T1">and Reports</text:span></text:p>
          </draw:text-box>
        </draw:frame>
        <draw:frame draw:style-name="gr26" draw:text-style-name="P4" draw:layer="layout" svg:width="7.432cm" svg:height="0.433cm" svg:x="2.004cm" svg:y="24.325cm">
          <draw:text-box>
            <text:p text:style-name="P3"><text:span text:style-name="T2">[tiago@tiago-linuxbox:~]$</text:span><text:span text:style-name="T3"> cat education</text:span></text:p>
          </draw:text-box>
        </draw:frame>
        <draw:frame draw:style-name="gr27" draw:text-style-name="P4" draw:layer="layout" svg:width="18.1cm" svg:height="0.433cm" svg:x="2.004cm" svg:y="24.849cm">
          <draw:text-box>
            <text:p text:style-name="P3"><text:span text:style-name="T1">2007-2011 - Bachelor’s Degree in Biology from Universidade de São Paulo (USP) – Ribeirão Preto </text:span></text:p>
          </draw:text-box>
        </draw:frame>
        <draw:frame draw:style-name="gr28" draw:text-style-name="P4" draw:layer="layout" svg:width="5.717cm" svg:height="0.433cm" svg:x="2.004cm" svg:y="25.434cm">
          <draw:text-box>
            <text:p text:style-name="P3"><text:span text:style-name="T6">[tiago@tiago-linuxbox:~]$ </text:span><text:span text:style-name="T1">date</text:span></text:p>
          </draw:text-box>
        </draw:frame>
        <draw:frame draw:style-name="gr29" draw:text-style-name="P6" draw:layer="layout" svg:width="5.251cm" svg:height="0.391cm" svg:x="2.004cm" svg:y="25.947cm">
          <draw:text-box>
            <text:p text:style-name="P3"><text:span text:style-name="T5">Mon Aug 22 08:05:35 AM -03 2022</text:span></text:p>
          </draw:text-box>
        </draw:frame>
        <draw:frame draw:style-name="gr30" draw:text-style-name="P5" draw:layer="layout" svg:width="4.743cm" svg:height="0.391cm" svg:x="1.983cm" svg:y="7.122cm">
          <draw:text-box>
            <text:p text:style-name="P3"><text:span text:style-name="T4">2016 - 2016 <text:s/>Zaez Tecnologia</text:span></text:p>
          </draw:text-box>
        </draw:frame>
        <draw:frame draw:style-name="gr31" draw:text-style-name="P5" draw:layer="layout" svg:width="4.913cm" svg:height="0.391cm" svg:x="1.983cm" svg:y="9.322cm">
          <draw:text-box>
            <text:p text:style-name="P3"><text:span text:style-name="T4">2016 – 2017 <text:s/>Evolua Educação </text:span></text:p>
          </draw:text-box>
        </draw:frame>
        <draw:frame draw:style-name="gr32" draw:text-style-name="P6" draw:layer="layout" svg:width="15.518cm" svg:height="1.165cm" svg:x="4.484cm" svg:y="9.735cm">
          <draw:text-box>
            <text:p text:style-name="P3"><text:span text:style-name="T5">Research &amp; Development staff as Web/Desktop developer.</text:span></text:p>
            <text:p text:style-name="P3"><text:span text:style-name="T5">.NET framework (C#), MSSQL, Agile Dev. (SCRUM) and DDD, some Linux server maintenance.</text:span></text:p>
          </draw:text-box>
        </draw:frame>
        <draw:frame draw:style-name="gr33" draw:text-style-name="P5" draw:layer="layout" svg:width="3.389cm" svg:height="0.391cm" svg:x="1.986cm" svg:y="10.52cm">
          <draw:text-box>
            <text:p text:style-name="P3"><text:span text:style-name="T4">2017 – 2018 <text:s/>O2Fund </text:span></text:p>
          </draw:text-box>
        </draw:frame>
        <draw:frame draw:style-name="gr34" draw:text-style-name="P6" draw:layer="layout" svg:width="14.903cm" svg:height="1.171cm" svg:x="4.487cm" svg:y="10.858cm">
          <draw:text-box>
            <text:p text:style-name="P3"><text:span text:style-name="T5">WebApp using NextJS(React), Ruby on Rails and PostgreSQL, API with both REST and GraphQL</text:span></text:p>
            <text:p text:style-name="P3"><text:span text:style-name="T5">Linux server maintenance, Full Stack development with JavaScript (React)</text:span></text:p>
            <text:p text:style-name="P3"><text:span text:style-name="T5">Node.js/PostgreSQL backend.</text:span></text:p>
          </draw:text-box>
        </draw:frame>
        <draw:frame draw:style-name="gr30" draw:text-style-name="P5" draw:layer="layout" svg:width="4.743cm" svg:height="0.391cm" svg:x="1.99cm" svg:y="12.121cm">
          <draw:text-box>
            <text:p text:style-name="P3"><text:span text:style-name="T4">2018 – 2019 <text:s/>Telefônica/Vivo</text:span></text:p>
          </draw:text-box>
        </draw:frame>
        <draw:frame draw:style-name="gr35" draw:text-style-name="P6" draw:layer="layout" svg:width="15.242cm" svg:height="1.03cm" svg:x="4.494cm" svg:y="12.54cm">
          <draw:text-box>
            <text:p text:style-name="P3"><text:span text:style-name="T5">Web/App Analytics (Development and Architecture)</text:span></text:p>
            <text:p text:style-name="P3"><text:span text:style-name="T5">Google Tag Manager – GCP – JavaScript ES6 – Firebase – AppsFlyer – Adjust - BigQuery – SQL</text:span></text:p>
          </draw:text-box>
        </draw:frame>
        <draw:frame draw:style-name="gr36" draw:text-style-name="P5" draw:layer="layout" svg:width="4.066cm" svg:height="0.391cm" svg:x="1.99cm" svg:y="13.419cm">
          <draw:text-box>
            <text:p text:style-name="P3"><text:span text:style-name="T4">2019 – 2019 <text:s/>TradersClub</text:span></text:p>
          </draw:text-box>
        </draw:frame>
        <draw:frame draw:style-name="gr37" draw:text-style-name="P6" draw:layer="layout" svg:width="8.807cm" svg:height="0.781cm" svg:x="4.491cm" svg:y="13.839cm">
          <draw:text-box>
            <text:p text:style-name="P3"><text:span text:style-name="T5">Community based Startup focusing on Financial Market</text:span></text:p>
            <text:p text:style-name="P3"><text:span text:style-name="T5">WebApp using React, React-Native, GO/Node.js Backend</text:span></text:p>
          </draw:text-box>
        </draw:frame>
        <draw:frame draw:style-name="gr38" draw:text-style-name="P5" draw:layer="layout" svg:width="3.219cm" svg:height="0.391cm" svg:x="1.99cm" svg:y="14.722cm">
          <draw:text-box>
            <text:p text:style-name="P3"><text:span text:style-name="T4">2019 – 2020 <text:s/>Bettha</text:span></text:p>
          </draw:text-box>
        </draw:frame>
        <draw:frame draw:style-name="gr39" draw:text-style-name="P6" draw:layer="layout" svg:width="15.411cm" svg:height="1.171cm" svg:x="4.491cm" svg:y="15.141cm">
          <draw:text-box>
            <text:p text:style-name="P3"><text:span text:style-name="T5">As the only Senior member I’ve worked on Architecture, documentation and creation of APIs, </text:span></text:p>
            <text:p text:style-name="P3"><text:span text:style-name="T5">AngularJS/Angular Frontend, Ruby on Rails Backend.</text:span></text:p>
            <text:p text:style-name="P3"><text:span text:style-name="T5">Some DevOps work; CI</text:span></text:p>
          </draw:text-box>
        </draw:frame>
        <draw:frame draw:style-name="gr40" draw:text-style-name="P4" draw:layer="layout" svg:width="7.052cm" svg:height="0.433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41" draw:text-style-name="P5" draw:layer="layout" svg:width="3.897cm" svg:height="0.391cm" svg:x="1.993cm" svg:y="16.323cm">
          <draw:text-box>
            <text:p text:style-name="P3"><text:span text:style-name="T4">2021 – 2021 <text:s/>CNN Brasil</text:span></text:p>
          </draw:text-box>
        </draw:frame>
        <draw:frame draw:style-name="gr42" draw:text-style-name="P6" draw:layer="layout" svg:width="9.823cm" svg:height="1.171cm" svg:x="4.494cm" svg:y="16.743cm">
          <draw:text-box>
            <text:p text:style-name="P3"><text:span text:style-name="T5">Migrate WordPress (Pro) blog service to In house solution</text:span></text:p>
            <text:p text:style-name="P3"><text:span text:style-name="T5">React and Gutenberg solutions for Frontend</text:span></text:p>
            <text:p text:style-name="P3"><text:span text:style-name="T5">Cloud completely based on Automattic from WordPress</text:span></text:p>
          </draw:text-box>
        </draw:frame>
        <draw:frame draw:style-name="gr41" draw:text-style-name="P5" draw:layer="layout" svg:width="3.897cm" svg:height="0.391cm" svg:x="1.993cm" svg:y="17.924cm">
          <draw:text-box>
            <text:p text:style-name="P3"><text:span text:style-name="T4">2022 – <text:s text:c="10"/>F1Sales</text:span></text:p>
          </draw:text-box>
        </draw:frame>
        <draw:frame draw:style-name="gr42" draw:text-style-name="P6" draw:layer="layout" svg:width="13.811cm" svg:height="1.03cm" svg:x="4.494cm" svg:y="18.344cm">
          <draw:text-box>
            <text:p text:style-name="P3"><text:span text:style-name="T5">Create integration solutions with third-party systems. Develop solutions together with the product team</text:span></text:p>
            <text:p text:style-name="P3"><text:span text:style-name="T5">Ruby on Rails, API, TDD, MongoDB, Sidekiq, Redis, Heroku, AW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2T08:05:46.458584881</dc:date>
    <meta:editing-duration>PT23M25S</meta:editing-duration>
    <meta:editing-cycles>9</meta:editing-cycles>
    <meta:generator>LibreOffice/7.4.0.2$Linux_X86_64 LibreOffice_project/1512ce97d7ed39dce3121f7e15651fd8895f950e</meta:generator>
    <meta:document-statistic meta:object-count="54"/>
  </office:meta>
</office:document-meta>
</file>